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57ad" officeooo:paragraph-rsid="001f57a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e3d8" officeooo:paragraph-rsid="001fe3d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6da14" officeooo:paragraph-rsid="0026da14" style:font-weight-asian="bold" style:font-weight-complex="bold"/>
    </style:style>
    <style:style style:name="P5" style:family="paragraph" style:parent-style-name="Standard" style:list-style-name="L6">
      <style:paragraph-properties fo:text-align="start" style:justify-single-word="false"/>
      <style:text-properties fo:font-weight="bold" officeooo:rsid="00271b1f" officeooo:paragraph-rsid="00271b1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71b1f" officeooo:paragraph-rsid="00271b1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85e96" officeooo:paragraph-rsid="00285e96" style:font-weight-asian="bold" style:font-weight-complex="bold"/>
    </style:style>
    <style:style style:name="P8" style:family="paragraph" style:parent-style-name="Standard" style:list-style-name="L8">
      <style:paragraph-properties fo:text-align="start" style:justify-single-word="false"/>
      <style:text-properties fo:font-weight="bold" officeooo:rsid="00285e96" officeooo:paragraph-rsid="00285e9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8fb95" officeooo:paragraph-rsid="0028fb9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90570" officeooo:paragraph-rsid="00290570" fo:background-color="transparent" style:font-weight-asian="bold" style:font-weight-complex="bold"/>
    </style:style>
    <style:style style:name="P11" style:family="paragraph" style:parent-style-name="Standard" style:list-style-name="L10">
      <style:paragraph-properties fo:text-align="start" style:justify-single-word="false"/>
      <style:text-properties fo:font-weight="bold" officeooo:rsid="00290570" officeooo:paragraph-rsid="00290570" fo:background-color="transparen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90570" officeooo:paragraph-rsid="00290570" fo:background-color="transparent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1f57ad" officeooo:paragraph-rsid="001f57ad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officeooo:rsid="001fe3d8" officeooo:paragraph-rsid="001fe3d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fe3d8" officeooo:paragraph-rsid="001fe3d8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normal" officeooo:rsid="001fe3d8" officeooo:paragraph-rsid="001fe3d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253f6" officeooo:paragraph-rsid="002253f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517b2" officeooo:paragraph-rsid="002517b2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normal" officeooo:rsid="002517b2" officeooo:paragraph-rsid="002517b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6947c" officeooo:paragraph-rsid="0026947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71b1f" officeooo:paragraph-rsid="00271b1f" style:font-weight-asian="normal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weight="normal" officeooo:rsid="00285e96" officeooo:paragraph-rsid="00285e9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8fb95" officeooo:paragraph-rsid="0028fb95" fo:background-color="#ffff6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8fb95" officeooo:paragraph-rsid="0028fb95" fo:background-color="#ff383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90570" officeooo:paragraph-rsid="00290570" fo:background-color="transparent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2517b2"/>
    </style:style>
    <style:style style:name="P28" style:family="paragraph" style:parent-style-name="Standard">
      <style:paragraph-properties fo:text-align="start" style:justify-single-word="false"/>
      <style:text-properties officeooo:paragraph-rsid="00271b1f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2517b2"/>
    </style:style>
    <style:style style:name="P30" style:family="paragraph" style:parent-style-name="Standard" style:list-style-name="L7">
      <style:paragraph-properties fo:text-align="start" style:justify-single-word="false"/>
      <style:text-properties officeooo:paragraph-rsid="00271b1f"/>
    </style:style>
    <style:style style:name="T1" style:family="text">
      <style:text-properties officeooo:rsid="002517b2"/>
    </style:style>
    <style:style style:name="T2" style:family="text">
      <style:text-properties fo:font-weight="normal" officeooo:rsid="002517b2" style:font-weight-asian="normal" style:font-weight-complex="normal"/>
    </style:style>
    <style:style style:name="T3" style:family="text">
      <style:text-properties fo:font-weight="normal" officeooo:rsid="00271b1f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background-color="#ffff6d" loext:char-shading-value="0"/>
    </style:style>
    <style:style style:name="T6" style:family="text">
      <style:text-properties fo:background-color="#afd095" loext:char-shading-value="0"/>
    </style:style>
    <style:style style:name="T7" style:family="text">
      <style:text-properties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itorización del sistema Linux y gestión remota.</text:p>
      <text:p text:style-name="P13"/>
      <text:p text:style-name="P2">Estado general del ordenador:</text:p>
      <text:list xml:id="list3159096569" text:style-name="L1">
        <text:list-item>
          <text:p text:style-name="P14">free</text:p>
        </text:list-item>
        <text:list-item>
          <text:p text:style-name="P14">top</text:p>
        </text:list-item>
        <text:list-item>
          <text:p text:style-name="P14">df</text:p>
        </text:list-item>
        <text:list-item>
          <text:p text:style-name="P14">lshw</text:p>
        </text:list-item>
      </text:list>
      <text:p text:style-name="P2"/>
      <text:p text:style-name="P3">Configuración del arranque del sistema:</text:p>
      <text:list xml:id="list1368025272" text:style-name="L2">
        <text:list-item>
          <text:p text:style-name="P15">runlevel</text:p>
        </text:list-item>
        <text:list-item>
          <text:p text:style-name="P27"><text:span text:style-name="T2">init 5</text:span></text:p>
        </text:list-item>
        <text:list-item>
          <text:p text:style-name="P20">systemctl isolate graphical.target</text:p>
        </text:list-item>
      </text:list>
      <text:p text:style-name="P16"/>
      <text:p text:style-name="P3">Systemd:</text:p>
      <text:p text:style-name="P16">Es un “sistema de inicio” relativamente reciente utilizado por Debian a partir de su versión 8. </text:p>
      <text:p text:style-name="P16">Es un sistema y administrador de servicios para Linux</text:p>
      <text:p text:style-name="P3">Mejoras:</text:p>
      <text:list xml:id="list1096060670" text:style-name="L4">
        <text:list-item>
          <text:p text:style-name="P17">Capacidades de paralelización agresiva usando socket</text:p>
        </text:list-item>
        <text:list-item>
          <text:p text:style-name="P17">Activación D-Bus para iniciar servicios</text:p>
        </text:list-item>
        <text:list-item>
          <text:p text:style-name="P17">Seguimiento de procesos utilizando Linux cgroups</text:p>
        </text:list-item>
        <text:list-item>
          <text:p text:style-name="P17">Mantiene puntos de montaje y automontaje</text:p>
        </text:list-item>
      </text:list>
      <text:p text:style-name="P18">Systemd ha sido creado para ofrecer un inicio más rápido y flexible que SysV, permit<text:span text:style-name="T1">iendo el arranque paralelo de servicios y su inicio basado en la detección de conexión de nueva unidad externa.</text:span></text:p>
      <text:p text:style-name="P18"/>
      <text:p text:style-name="P19">Systemd utiliza target en vez de runlevels.</text:p>
      <text:p text:style-name="P19"/>
      <text:p text:style-name="P21">Cambiar target de arranque por defecto:</text:p>
      <text:p text:style-name="P21">ls -l /lib/systemd/system/graphical.target /etc/systemd/system/dafault.target</text:p>
      <text:p text:style-name="P21"/>
      <text:p text:style-name="P4">Configuración de servicios</text:p>
      <text:list xml:id="list1970037583" text:style-name="L6">
        <text:list-item>
          <text:p text:style-name="P5">ln -s /etc/<text:span text:style-name="T4">init.d/miservicio.sh /etc/rc5.d/S-K99miservicio</text:span></text:p>
        </text:list-item>
      </text:list>
      <text:p text:style-name="P22"><text:span text:style-name="T4">Debian obliga a que los servicios estén en /etc/init.d .</text:span></text:p>
      <text:p text:style-name="P19"/>
      <text:p text:style-name="P6">Arrancar o detener de forma manual un servicio:</text:p>
      <text:list xml:id="list952547478" text:style-name="L7">
        <text:list-item>
          <text:p text:style-name="P29"><text:span text:style-name="T2">/</text:span><text:span text:style-name="T3">etc/init.d/miservicio start<text:tab/><text:tab/>==<text:tab/>service miservicio start</text:span></text:p>
        </text:list-item>
        <text:list-item>
          <text:p text:style-name="P30"><text:span text:style-name="T2">/</text:span><text:span text:style-name="T3">etc/init.d/miservicio stop<text:tab/><text:tab/>==<text:tab/>service miservicio stop</text:span></text:p>
        </text:list-item>
        <text:list-item>
          <text:p text:style-name="P30"><text:span text:style-name="T2">/</text:span><text:span text:style-name="T3">etc/init.d/miservicio restart<text:tab/><text:tab/>==<text:tab/>service miservicio restart</text:span></text:p>
        </text:list-item>
      </text:list>
      <text:p text:style-name="P28"><text:span text:style-name="T3"/></text:p>
      <text:p text:style-name="P7">Ver estado de los servicios:</text:p>
      <text:list xml:id="list3743826238" text:style-name="L8">
        <text:list-item>
          <text:p text:style-name="P8">service --status-all</text:p>
        </text:list-item>
      </text:list>
      <text:p text:style-name="P7"/>
      <text:p text:style-name="P7">Análisis de los sucesos del sistema (/var/log/):</text:p>
      <text:list xml:id="list3304162678" text:style-name="L9">
        <text:list-item>
          <text:p text:style-name="P23">auth.log</text:p>
        </text:list-item>
        <text:list-item>
          <text:p text:style-name="P23">kern.log</text:p>
        </text:list-item>
        <text:list-item>
          <text:p text:style-name="P23">syslog</text:p>
        </text:list-item>
      </text:list>
      <text:p text:style-name="P9"/>
      <text:p text:style-name="P9">Niveles de prioridad:</text:p>
      <text:p text:style-name="P25">EMERG<text:tab/><text:span text:style-name="T5">ERR<text:tab/><text:tab/></text:span><text:span text:style-name="T6">INFO<text:tab/><text:tab/></text:span></text:p>
      <text:p text:style-name="P25">ALERT<text:tab/><text:span text:style-name="T5">WARN<text:tab/><text:tab/></text:span><text:span text:style-name="T6">DEBUG<text:tab/></text:span></text:p>
      <text:p text:style-name="P25">CRIT<text:tab/><text:tab/><text:span text:style-name="T5">NOTICE<text:tab/></text:span><text:span text:style-name="T6"><text:tab/><text:tab/></text:span></text:p>
      <text:p text:style-name="P24"/>
      <text:p text:style-name="P10"><text:soft-page-break/>Eliminación de paquetes no utilizados:</text:p>
      <text:list xml:id="list2978928462" text:style-name="L10">
        <text:list-item>
          <text:p text:style-name="P11">apt-get autoremove</text:p>
        </text:list-item>
        <text:list-item>
          <text:p text:style-name="P11">apt-get autoclean</text:p>
        </text:list-item>
        <text:list-item>
          <text:p text:style-name="P11">apt-get localepurge</text:p>
        </text:list-item>
      </text:list>
      <text:p text:style-name="P10"/>
      <text:list xml:id="list225601936010387" text:continue-numbering="true" text:style-name="L10">
        <text:list-item>
          <text:p text:style-name="P11">apt-get install preload</text:p>
        </text:list-item>
      </text:list>
      <text:p text:style-name="P10"/>
      <text:p text:style-name="P10"/>
      <text:p text:style-name="P12">Administración remota de sistemas Linux</text:p>
      <text:p text:style-name="P10"/>
      <text:p text:style-name="P10"/>
      <text:p text:style-name="P10">SSH → putty</text:p>
      <text:p text:style-name="P26"/>
      <text:p text:style-name="P10">VNC x11vnc (-storepasswd) → ssvnc vncview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7T20:11:01.178000000</meta:creation-date>
    <dc:date>2019-12-17T22:56:00.697000000</dc:date>
    <meta:editing-duration>PT13M34S</meta:editing-duration>
    <meta:editing-cycles>4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47" meta:word-count="249" meta:character-count="1657" meta:non-whitespace-character-count="1466"/>
  </office:meta>
</office:document-meta>
</file>